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MD CPU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SUM([.B1]*[.C1])" office:value-type="float" office:value="125" calcext:value-type="float">
            <text:p>125</text:p>
          </table:table-cell>
          <table:table-cell/>
          <table:table-cell table:formula="of:=SUM([.D1:.D999])" office:value-type="float" office:value="968.2" calcext:value-type="float">
            <text:p>968.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SUM([.B2]*[.C2]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 DDR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3]*[.C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4]*[.C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 Driv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SUM([.B5]*[.C5])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U F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6]*[.C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 IT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7]*[.C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SUM([.B8]*[.C8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3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table:formula="of:=SUM([.B9]*[.C9])"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3 Touch Scre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10]*[.C10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SUM([.B11]*[.C11]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3 Hub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2]*[.C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B13]*[.C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B14]*[.C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B15]*[.C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B16]*[.C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B17]*[.C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B18]*[.C18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http://www.buildcomputers.net/power-consumption-of-pc-components.htm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21:45:48.246850410</meta:creation-date>
    <meta:generator>LibreOffice/5.0.3.2$Linux_X86_64 LibreOffice_project/00m0$Build-2</meta:generator>
    <dc:date>2018-02-10T22:25:53.658147972</dc:date>
    <meta:editing-duration>PT24M51S</meta:editing-duration>
    <meta:editing-cycles>10</meta:editing-cycles>
    <meta:document-statistic meta:table-count="1" meta:cell-count="55" meta:object-count="0"/>
  </office:meta>
</office:document-meta>
</file>